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venir" fo:font-size="12pt" fo:language="sv" fo:country="SE"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variant="normal" fo:text-transform="none" fo:color="#111111" style:font-name="Avenir" fo:font-size="22pt" fo:letter-spacing="normal" fo:language="sv" fo:country="SE" fo:font-style="normal" fo:font-weight="bold" style:font-name-asian="SimSun" style:font-size-asian="22pt" style:font-weight-asian="bold" style:font-name-complex="Lucida Sans" style:font-size-complex="22pt" style:font-weight-complex="bold"/>
    </style:style>
    <style:style style:name="P3" style:family="paragraph" style:parent-style-name="Standard">
      <style:paragraph-properties fo:text-align="start" style:justify-single-word="false"/>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P4" style:family="paragraph" style:parent-style-name="Standard" style:list-style-name="L2">
      <style:paragraph-properties fo:text-align="start" style:justify-single-word="false"/>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style:style style:name="P5" style:family="paragraph" style:parent-style-name="Standard">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6" style:family="paragraph" style:parent-style-name="Standard" style:list-style-name="L1">
      <style:paragraph-properties fo:text-align="start" style:justify-single-word="false"/>
      <style:text-properties fo:font-variant="normal" fo:text-transform="none" fo:color="#111111" style:font-name="Avenir" fo:font-size="12pt" fo:letter-spacing="normal" fo:language="sv" fo:country="SE" fo:font-style="normal" fo:font-weight="normal" style:font-name-asian="SimSun" style:font-size-asian="12pt" style:font-weight-asian="normal" style:font-name-complex="Lucida Sans" style:font-size-complex="12pt" style:font-weight-complex="normal"/>
    </style:style>
    <style:style style:name="P7" style:family="paragraph" style:parent-style-name="Standard">
      <style:paragraph-properties fo:text-align="start" style:justify-single-word="false"/>
      <style:text-properties fo:font-variant="normal" fo:text-transform="none" fo:color="#111111" style:font-name="Avenir" fo:font-size="16pt" fo:letter-spacing="normal" fo:language="sv" fo:country="SE" fo:font-style="normal" fo:font-weight="bold" style:font-name-asian="SimSun" style:font-size-asian="16pt" style:font-weight-asian="bold" style:font-name-complex="Lucida Sans" style:font-size-complex="16pt" style:font-weight-complex="bold"/>
    </style:style>
    <style:style style:name="P8" style:family="paragraph" style:parent-style-name="Standard">
      <style:paragraph-properties fo:text-align="start" style:justify-single-word="false"/>
      <style:text-properties fo:font-variant="normal" fo:text-transform="none" fo:color="#111111" style:font-name="Avenir" fo:font-size="16pt" fo:letter-spacing="normal" fo:language="sv" fo:country="SE" fo:font-style="normal" style:text-underline-style="none" fo:font-weight="bold" style:font-name-asian="SimSun" style:font-size-asian="16pt" style:font-weight-asian="bold" style:font-name-complex="Lucida Sans" style:font-size-complex="16pt" style:font-weight-complex="bold"/>
    </style:style>
    <style:style style:name="P9" style:family="paragraph" style:parent-style-name="Standard">
      <style:paragraph-properties fo:text-align="start" style:justify-single-word="false"/>
      <style:text-properties fo:font-variant="normal" fo:text-transform="none" fo:color="#111111" style:font-name="Avenir" fo:font-size="18pt" fo:letter-spacing="normal" fo:language="sv" fo:country="SE" fo:font-style="normal" fo:font-weight="bold" style:font-name-asian="SimSun" style:font-size-asian="18pt" style:font-weight-asian="bold" style:font-name-complex="Lucida Sans" style:font-size-complex="18pt" style:font-weight-complex="bold"/>
    </style:style>
    <style:style style:name="P10" style:family="paragraph" style:parent-style-name="Standard">
      <style:paragraph-properties fo:text-align="start" style:justify-single-word="false"/>
      <style:text-properties style:font-name="Avenir" fo:font-size="12pt" fo:language="sv" fo:country="SE" fo:font-weight="bold" style:font-size-asian="12pt" style:font-weight-asian="bold" style:font-size-complex="12pt" style:font-weight-complex="bold"/>
    </style:style>
    <style:style style:name="P11" style:family="paragraph">
      <style:paragraph-properties fo:text-align="center"/>
    </style:style>
    <style:style style:name="T1" style:family="text">
      <style:text-properties fo:font-variant="normal" fo:text-transform="none" fo:color="#111111" fo:letter-spacing="normal" fo:font-style="normal" style:font-name-asian="SimSun" style:font-name-complex="Lucida Sans"/>
    </style:style>
    <style:style style:name="T2" style:family="text">
      <style:text-properties fo:font-variant="normal" fo:text-transform="none" fo:color="#111111" fo:letter-spacing="normal" fo:font-style="normal" fo:font-weight="normal" style:font-name-asian="SimSun" style:font-weight-asian="normal" style:font-name-complex="Lucida Sans" style:font-weight-complex="normal"/>
    </style:style>
    <style:style style:name="T3" style:family="text">
      <style:text-properties fo:font-variant="normal" fo:text-transform="none" fo:color="#111111" style:font-name="Avenir" fo:font-size="12pt" fo:letter-spacing="normal" fo:language="sv" fo:country="SE" fo:font-style="normal" fo:font-weight="bold" style:font-name-asian="SimSun" style:font-size-asian="12pt" style:font-weight-asian="bold" style:font-name-complex="Lucida Sans"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vändartest 1</text:p>
      <text:p text:style-name="P3"/>
      <text:p text:style-name="P3">Som en del av testningen för Go Viral Events så ska några användartester utföras. Inget specifikt resultat efterfrågas utan det intressanta är om kraven om hastighet, tillgänglighet, responsivitet och stil anses uppfyllda. </text:p>
      <text:p text:style-name="P3"/>
      <text:p text:style-name="P3">På vilken typ av enhet kommer du testa (mobil, dator etc):</text:p>
      <text:p text:style-name="P3"><draw:rect text:anchor-type="paragraph" draw:z-index="6" draw:style-name="gr1" draw:text-style-name="P11" svg:width="3.0661in" svg:height="0.4496in" svg:x="0.0098in" svg:y="0.0366in"><text:p/></draw:rect></text:p>
      <text:p text:style-name="P3"/>
      <text:p text:style-name="P3"/>
      <text:p text:style-name="P3">I vilken webbläsare kommer du testa (chrome, firefox, etc):</text:p>
      <text:p text:style-name="P3"><draw:rect text:anchor-type="paragraph" draw:z-index="5" draw:style-name="gr1" draw:text-style-name="P11" svg:width="3.0661in" svg:height="0.4496in" svg:x="0.0098in" svg:y="0.0366in"><text:p/></draw:rect></text:p>
      <text:p text:style-name="P3"/>
      <text:p text:style-name="P3"/>
      <text:p text:style-name="P3">Dagens datum:</text:p>
      <text:p text:style-name="P3"><draw:rect text:anchor-type="paragraph" draw:z-index="4" draw:style-name="gr1" draw:text-style-name="P11" svg:width="3.0661in" svg:height="0.4496in" svg:x="0.0098in" svg:y="0.0366in"><text:p/></draw:rect></text:p>
      <text:p text:style-name="P3"/>
      <text:p text:style-name="P3"/>
      <text:p text:style-name="P5">Du måste inte vara en snäll användare! <text:s/>Appen är inte färdig och för att du inte ska behöva kommentera saker som kommer att tilläggas så listar jag dom här:</text:p>
      <text:p text:style-name="P3"/>
      <text:p text:style-name="P3">Funktionalitet kommer att tilläggas, bland annat:</text:p>
      <text:list xml:id="list2665013441217188111" text:style-name="L1">
        <text:list-item>
          <text:p text:style-name="P6">Kartlänken i eventet kommer inte att fungera om eventet är globalt</text:p>
        </text:list-item>
        <text:list-item>
          <text:p text:style-name="P6">Mobil versionen</text:p>
        </text:list-item>
        <text:list-item>
          <text:p text:style-name="P6">Aktiva länkar i menyn</text:p>
        </text:list-item>
        <text:list-item>
          <text:p text:style-name="P6">Styling av recaptcha varningar </text:p>
        </text:list-item>
        <text:list-item>
          <text:p text:style-name="P6">Glömt lösenord</text:p>
        </text:list-item>
      </text:list>
      <text:p text:style-name="P5">Förutom dessa är jag medveten om att val av datum när man skapar event är lite oklar. </text:p>
      <text:p text:style-name="P3"/>
      <text:p text:style-name="P8">Vanliga funktioner</text:p>
      <text:p text:style-name="P7"/>
      <text:p text:style-name="P5">Jag som utvecklare skulle vara väldigt tacksam om du kunde ta dit tid att göra något eller några av följande:</text:p>
      <text:list xml:id="list2807392553265276621" text:style-name="L2">
        <text:list-item>
          <text:p text:style-name="P4">Registrera dig</text:p>
        </text:list-item>
        <text:list-item>
          <text:p text:style-name="P4">Logga in</text:p>
        </text:list-item>
        <text:list-item>
          <text:p text:style-name="P4">Skapa ett event</text:p>
        </text:list-item>
        <text:list-item>
          <text:p text:style-name="P4">Ändra något på din profil</text:p>
        </text:list-item>
      </text:list>
      <text:p text:style-name="P5"/>
      <text:p text:style-name="P3"><draw:rect text:anchor-type="paragraph" draw:z-index="0" draw:style-name="gr1" draw:text-style-name="P11" svg:width="6.7094in" svg:height="0.915in" svg:x="0.0098in" svg:y="0.222in"><text:p/></draw:rect>Kommentarer (vad är bra/dåligt):</text:p>
      <text:p text:style-name="P3"/>
      <text:p text:style-name="P3"/>
      <text:p text:style-name="P3"/>
      <text:p text:style-name="P3"><text:soft-page-break/></text:p>
      <text:p text:style-name="P7">Frågor</text:p>
      <text:p text:style-name="P3"/>
      <text:p text:style-name="P3">1. Är den lättnavigerad? Hittar du dit du vill?</text:p>
      <text:p text:style-name="P1"><draw:rect text:anchor-type="paragraph" draw:z-index="1" draw:style-name="gr1" draw:text-style-name="P11" svg:width="6.7094in" svg:height="0.8598in" svg:x="0.0098in" svg:y="0.022in"><text:p/></draw:rect></text:p>
      <text:p text:style-name="P1"/>
      <text:p text:style-name="P1"/>
      <text:p text:style-name="P3"/>
      <text:p text:style-name="P3"/>
      <text:p text:style-name="P3">2. Känns sidan snabb?</text:p>
      <text:p text:style-name="P3"><draw:rect text:anchor-type="paragraph" draw:z-index="2" draw:style-name="gr1" draw:text-style-name="P11" svg:width="6.7094in" svg:height="0.8634in" svg:x="0.0098in" svg:y="0.0366in"><text:p/></draw:rect></text:p>
      <text:p text:style-name="P5"/>
      <text:p text:style-name="P5"/>
      <text:p text:style-name="P5"/>
      <text:p text:style-name="P5"/>
      <text:p text:style-name="P5"/>
      <text:p text:style-name="P9">Tillägg</text:p>
      <text:p text:style-name="P3"/>
      <text:p text:style-name="P5">Om du har lite tid över...</text:p>
      <text:p text:style-name="P5">Det finns vissa saker som kanske kommer att tilläggas. Anser du att någon av dessa är viktiga att lägga till? Markera med ett X.</text:p>
      <text:p text:style-name="P3"/>
      <text:p text:style-name="P5">_ Söka med sökord i eventlistan</text:p>
      <text:p text:style-name="P5">_ Få fram närmast event först</text:p>
      <text:p text:style-name="P5">_ Sortera efter nyast/äldst</text:p>
      <text:p text:style-name="P5">_ Markdown support när man skapar en text till ett event</text:p>
      <text:p text:style-name="P5">_ Sätta ett event som osynligt (Det syns för skaparen men inte för någon annan)</text:p>
      <text:p text:style-name="P5">_ My events - en lista av event man valt att lägga till (”take part” )</text:p>
      <text:p text:style-name="P3"/>
      <text:p text:style-name="P7">Övrigt</text:p>
      <text:p text:style-name="P3"/>
      <text:p text:style-name="P3">Övriga kommentarer:</text:p>
      <text:p text:style-name="P3"><draw:rect text:anchor-type="paragraph" draw:z-index="3" draw:style-name="gr1" draw:text-style-name="P11" svg:width="6.7094in" svg:height="1.4059in" svg:x="0.0098in" svg:y="0.0366in"><text:p/></draw:rect></text:p>
      <text:p text:style-name="P3"/>
      <text:p text:style-name="P3"/>
      <text:p text:style-name="P3"/>
      <text:p text:style-name="P3"/>
      <text:p text:style-name="P3"/>
      <text:p text:style-name="P3"/>
      <text:p text:style-name="P3"/>
      <text:p text:style-name="P1"><text:span text:style-name="T1">Stort tack</text:span><text:span text:style-name="T2"> för att du tog dig tid att svara på dessa frågor och analysera min app!</text:span></text:p>
      <text:p text:style-name="P5">Lisa Veltman</text:p>
      <text:p text:style-name="P5">Go Viral e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Veltman</meta:initial-creator>
    <meta:creation-date>2020-05-15T13:24:50</meta:creation-date>
    <dc:date>2020-05-19T15:12:40</dc:date>
    <dc:creator>Lisa Veltman</dc:creator>
    <meta:editing-duration>P4DT1H31M23S</meta:editing-duration>
    <meta:editing-cycles>9</meta:editing-cycles>
    <meta:generator>OpenOffice/4.1.7$Unix OpenOffice.org_project/417m1$Build-9800</meta:generator>
    <meta:document-statistic meta:table-count="0" meta:image-count="0" meta:object-count="0" meta:page-count="2" meta:paragraph-count="37" meta:word-count="306" meta:character-count="1697"/>
  </office:meta>
</office:document-meta>
</file>